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tandard" style:master-page-name="Standard">
      <style:paragraph-properties fo:margin-top="0in" fo:margin-bottom="0.139in" loext:contextual-spacing="false" fo:line-height="100%" fo:text-align="justify"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inkie.exe</text:p>
      <text:p text:style-name="P1">Wyobrażałeś sobie kiedyś moment, w którym znajdziesz swoją ulubioną kucykową grę z dzieciństwa, w którą nie grałeś od 10 lat? Patrzysz na pudełko – jest! Płyta jest! Jeden problem: nie masz napędu w komputerze… No nic, to lecimy do wujka Google.com – wpisujesz „Gra Pinkie Pie pieczemy ciasto” czy coś w tym rodzaju. Jest! www.complentlynoscamwebsite.hack Strona nieco dziwna, jak z 2006 roku. Eeee, co tam! – mówisz sobie – ważne, że pobieranie działa. Ooooo, czyżby edycja rozszerzona? Gra zajmuje trochę więcej, niż przypuszczałeś. Kawka na stole gotowa, śniadanko też, aż w końcu pobieranie przez tego starego rzęcha również się zakończyło i gra jest gotowa do uruchomienia. Pinkie.exe… wzdychasz… Ile to już czasu! Bez namysłu klikasz na uśmiechniętą twarzyczkę różowej klaczy.</text:p>
      <text:p text:style-name="P1">W tej samej chwili, kiedy klikasz ikonę gry, w Twoim komputerze właśnie pewien mały różowy kucyk popchnął pierwszą płytkę domina… na szczęście jest jeszcze ostatnia deska ratunku dla Twoich „okienek”. System pyta, czy jesteś pewny co do uruchomienia tego programu. Może w końcu wyrządzić jakieś tam szkody, bla, bla, bla. NO BA, Panie Komputer! Przecież właśnie dlatego otwieram tę grę. Z Twojego punktu widzenia wszystko przebiega zupełnie normalnie, żadnych zacięć czy lagów, wszystkie przygody Twojej ulubionej klaczy wychodzą Ci w sumie nawet lepiej niż ostatnio. Nabrałem skilla! – myślisz sobie. Pomijając 10 zmarnowanych lat przy komputerze, w końcu masz niesamowite umiejętności klikania w myszkę i klawiaturę. Myślisz, że się opłaciły. To Twój szczęśliwy dzień. A co w tym samym czasie robi nasz wesoły imprezowy kucyk? Niby niewiele, ale wcześniej zaszyfrowany i ukryty imprezowy kod przypięty do programu właśnie zaczął się rozszyfrowywać i uruchamiać, dopisując zaledwie kilka linijek kodu.</text:p>
      <text:p text:style-name="P1">Te parę linijek to pierwszy etap rozkręcania wirtualnej zabawy. Pinkie Pie znajduje właśnie swoje własne powielające jeziorko z opowiadań babci (dokładnie tak jak w odcinku „Wszędzie Pinkie Pie”). A WIRUS? Wirus właśnie rozpoczął swoje powielanie. Na początek powoli. Tylko jeden dodatkowy wpis do jakiegoś pliku w folderze obok. Pinkie musi być uważna, bardzo uważna. Nie może sobie pozwolić na nawet najmniejszy błąd. Jest obserwowana nie tylko przez użytkownika komputera. Wojna w cyberprzestrzeni jest prawdziwym wyścigiem zbrojeń. Właśnie w Twoim komputerze dwie siostry – Księżniczka Avast i Księżniczka Defender – przygotowują kolejne plany przezwyciężenia niechcianych podmieńców. Znają je bardzo dobrze i są przygotowane do ataku w każdym możliwym momencie. Aktualnie są jednak zajęte blokowaniem Twoich cracków do spiraconych gier z torrentowej przystani. Nie mówiąc już o tym, że Windows Defender bardziej przeszkadza, niż chroni ogólnie… Zatem infekcja już za nami. Czas na różową replikację etap drugi imprezy.</text:p>
      <text:p text:style-name="P1">Czujne oko księżniczki Avast AntiPony ciągle obserwuje każdy najmniejszy kąt komputera. <office:annotation office:name="__Annotation__14_1032848801"><dc:creator>Weronika Błaż</dc:creator><dc:date>2020-04-27T16:27:11</dc:date><text:p><text:span text:style-name="T2">Troszkę zamotany ten początek zdania.</text:span></text:p></office:annotation>Avast nie da rady wykryć tego wirusa, Avast potrafi wykryć tylko te wirusy, które ma już w swojej bazie danych<office:annotation-end office:name="__Annotation__14_1032848801"/>. Tylko takie, które mają podobne wykrywalne elementy do tych już znanych. Co jakiś czas tylko otrzymuje listy od swoich powierniczek, śledzących nowe kucowirusy. Może to dawać Ci jedynie złudne poczucie bezpieczeństwa. Wirus Pinkie.exe jest zupełnie nowym kucykiem, tak samo jak 100 innych nowych złośliwców wysyłanych w sieć w każdej minucie. Pinkie.exe nie jest też idealna, w końcu nie potrafi jeszcze przejść poza granice swojego komputera za pomocą pendrive’ów. Oczywiście nie znaczy to też, że jest bezpieczna. Ma inne asy w rękawie – wyjątkową niestabilność, mutacje, nieograniczone możliwości zainfekowania nowych plików oraz rozmnażanie za pomocą Internetu. Na razie nie wiemy, co wesoły kucyk potrafi nam nabroić w komputerze, jego licznik podziałów nie wybił jeszcze wymaganej liczby Pinkie-klonów do aktywacji destrukcyjno-imprezowych linii kodu wirusa. Pinkuś do tej pory „ukradł” nam zaledwie kilka kilobajtów pamięci z komputera i procent mocy obliczeniowej procesora. Przypominam, że minęło dopiero siedem minut. Po czterdziestu minutach TY, główny bohaterze, będziesz już bezbronny. Pinkie przejmie kontrolę nad Twoim komputerem, a Tobie pozostanie jedynie wyczyścić do zera wszystkie swoje dyski. 300 gigabajtów kucyków zostało nadpisanych magią przyjaźni przez różowego łobuza.</text:p>
      <text:p text:style-name="P1">Wszyscy wiemy o zagrożeniach w sieci; na całym świecie każdego dnia dochodzi do dziesiątek tysięcy cyfrowych ataków na infrastrukturę państw, firm, znanych polityków i przede wszystkim na nas. Większość z nas nie docenia Pinkusia, jednak ten niewielki imprezowy wirus w mgnieniu oka może powielić swoją ilość, gdyż jego przyrost w komputerze jest geometryczny. A jego skutki mogą być nieprzewidywalne nawet dla samego twórcy wirusa. Niewinna gra z &lt;ekhem&gt; niewinnej strony może się stać przyczyną ataku hakerskiego. To właśnie okazja czyni złodzieja. Hakerzy nie są wesołymi kucykami szerzącymi magię przyjaźni. Przypominają bardziej chaotycznego Discorda. Ich głównym celem jest przede wszystkim zysk – przez kradzież danych osobowych lub środków z konta bankowego, wykorzystanie naszego komputera jako prywatną kopalnię kryptowalut itp. Są też oczywiście dużo bardziej wyrafinowane ataki, m.in. wymuszanie okupu w zamian za krępujące zdjęcia z kamerki internetowej lub odszyfrowanie dysku. Cybernapastnicy możliwości mają wiele, a my, zwykli użytkownicy, tylko jedną linię obrony. Zanim jeszcze ją zdradzę, nawiążę do aktualnych wydarzeń ze świata. Kiedy to piszę, 06.04.2020 r., na świecie śmiertelne żniwo zbiera pandemia nowego koronawirusa, wywołującego chorobę COVID-19. Wiele ludzi przeszło właśnie na pracę zdalną za pośrednictwem Internetu. Wiele z nich to też osoby starsze, które mają największe problemy z posługiwaniem się komputerem i Internetem. To właśnie oni są najbardziej narażeni na ataki hakerskie. Tak samo, jak możemy wygrać z pandemią, myjąc rączki, unikając kontaktów z innymi czy odcinając chorych od reszty, możemy wygrać również z wirusami komputerowymi. Do obu rodzajów ataków (cybernetycznych i zdrowotnych) sprowadza się jedno zagadnienie – zapobieganie. Tylko zdrowy rozsądek i zapobieganie pozwoli nam się uchronić przed atakami. Wojna z wirusami prędko się nie skończy. Zatem myjcie rączki, uważajcie w sieci i jedzcie zdrowo, a przede wszystkim zachowajcie trzeźwy umysł. Pisał do Was Teo, pozdrawiam serdecznie.</text:p>
      <text:p text:style-name="Standard"/>
      <text:p text:style-name="Standard">LINKI:</text:p>
      <text:p text:style-name="Standard"><text:a xlink:type="simple" xlink:href="https://4.bp.blogspot.com/-41EsL5Pvbo8/U3yvx8uubLI/AAAAAAAAACc/uHamTrbcAkk/s1600/wirusy-panda-screen.jpg" text:style-name="ListLabel_20_1" text:visited-style-name="ListLabel_20_1"><text:span text:style-name="T1">https://4.bp.blogspot.com/-41EsL5Pvbo8/U3yvx8uubLI/AAAAAAAAACc/uHamTrbcAkk/s1600/wirusy-panda-screen.jpg</text:span></text:a></text:p>
      <text:p text:style-name="Standard"/>
      <text:p text:style-name="Standard"><text:a xlink:type="simple" xlink:href="https://vignette.wikia.nocookie.net/mlp/images/f/fd/S03E03_Pinkies_Gathering.png/revision/latest?cb=20121117133713&amp;path-prefix=pl" text:style-name="ListLabel_20_1" text:visited-style-name="ListLabel_20_1"><text:span text:style-name="T1">https://vignette.wikia.nocookie.net/mlp/images/f/fd/S03E03_Pinkies_Gathering.png/revision/latest?cb=20121117133713&amp;path-prefix=pl</text:span></text:a></text:p>
      <text:p text:style-name="Standard"/>
      <text:p text:style-name="Standard"><text:a xlink:type="simple" xlink:href="https://www.deviantart.com/sketchmcreations/art/My-Little-Portal-Celestia-OS-Trace-375409499" text:style-name="ListLabel_20_1" text:visited-style-name="ListLabel_20_1"><text:span text:style-name="T1">https://www.deviantart.com/sketchmcreations/art/My-Little-Portal-Celestia-OS-Trace-375409499</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 meta:word-count="909" meta:character-count="6691" meta:non-whitespace-character-count="5782"/>
    <meta:generator>LibreOfficeDev/6.0.5.2$Linux_X86_64 LibreOffice_project/</meta:generator>
  </office:meta>
</office:document-meta>
</file>